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merican Typewriter Light" svg:font-family="'American Typewriter Light'" style:font-pitch="variable"/>
    <style:font-face style:name="Courier" svg:font-family="Courier, 'Courier New'" style:font-pitch="variable"/>
    <style:font-face style:name="MS Mincho" svg:font-family="'MS Mincho'" style:font-pitch="variable"/>
    <style:font-face style:name="Tahoma1" svg:font-family="Tahoma" style:font-pitch="variable"/>
    <style:font-face style:name="Courier1" svg:font-family="Courier, 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/>
      <style:text-properties style:use-window-font-color="true" fo:font-size="12pt" fo:language="en" fo:country="US" fo:font-weight="bold" style:font-name-asian="Times New Roman" style:font-size-asian="12pt" style:language-asian="en" style:country-asian="US" style:font-weight-asian="bold" style:font-name-complex="Times New Roman" style:font-size-complex="12pt" style:language-complex="en" style:country-complex="US" style:font-weight-complex="bold"/>
    </style:style>
    <style:style style:name="P2" style:family="paragraph" style:parent-style-name="Standard" style:list-style-name="WW8Num1">
      <style:paragraph-properties fo:line-height="150%">
        <style:tab-stops>
          <style:tab-stop style:position="0.5in"/>
        </style:tab-stops>
      </style:paragraph-properties>
      <style:text-properties style:use-window-font-color="true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style>
    <style:style style:name="P3" style:family="paragraph" style:parent-style-name="Standard" style:list-style-name="WW8Num1">
      <style:paragraph-properties fo:line-height="150%">
        <style:tab-stops>
          <style:tab-stop style:position="0.5in"/>
        </style:tab-stops>
      </style:paragraph-properties>
    </style:style>
    <style:style style:name="P4" style:family="paragraph" style:parent-style-name="Standard">
      <style:paragraph-properties fo:margin-left="0.25in" fo:margin-right="0in" fo:line-height="150%" fo:text-indent="0in" style:auto-text-indent="false"/>
      <style:text-properties style:use-window-font-color="true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style>
    <style:style style:name="P5" style:family="paragraph" style:parent-style-name="Standard">
      <style:paragraph-properties fo:margin-left="0.25in" fo:margin-right="0in" fo:line-height="150%" fo:text-indent="0in" style:auto-text-indent="false"/>
    </style:style>
    <style:style style:name="P6" style:family="paragraph" style:parent-style-name="Standard" style:list-style-name="WW8Num1">
      <style:paragraph-properties fo:line-height="150%">
        <style:tab-stops>
          <style:tab-stop style:position="0.5in"/>
        </style:tab-stops>
      </style:paragraph-properties>
      <style:text-properties style:use-window-font-color="true" fo:font-size="12pt" fo:language="en" fo:country="US" style:font-name-asian="Times New Roman" style:font-size-asian="12pt" style:font-name-complex="Times New Roman" style:font-size-complex="12pt"/>
    </style:style>
    <style:style style:name="P7" style:family="paragraph" style:parent-style-name="Standard" style:list-style-name="WW8Num1">
      <style:paragraph-properties fo:line-height="150%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style>
    <style:style style:name="T1" style:family="text">
      <style:text-properties style:use-window-font-color="true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style>
    <style:style style:name="T2" style:family="text">
      <style:text-properties style:use-window-font-color="true" style:font-name="American Typewriter Light" fo:font-size="12pt" fo:language="en" fo:country="US" fo:font-weight="bold" style:font-name-asian="Times New Roman" style:font-size-asian="12pt" style:language-asian="en" style:country-asian="US" style:font-weight-asian="bold" style:font-name-complex="Times New Roman" style:font-size-complex="12pt" style:language-complex="en" style:country-complex="US"/>
    </style:style>
    <style:style style:name="T3" style:family="text">
      <style:text-properties style:use-window-font-color="true" fo:font-size="12pt" fo:language="en" fo:country="US" fo:font-style="italic" style:font-name-asian="Times New Roman" style:font-size-asian="12pt" style:language-asian="en" style:country-asian="US" style:font-style-asian="italic" style:font-name-complex="Times New Roman" style:font-size-complex="12pt" style:language-complex="en" style:country-complex="US"/>
    </style:style>
    <style:style style:name="T4" style:family="text">
      <style:text-properties style:use-window-font-color="true" style:font-name="Courier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style>
    <style:style style:name="T5" style:family="text">
      <style:text-properties style:use-window-font-color="true" style:text-position="sub 58%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style>
    <style:style style:name="T6" style:family="text">
      <style:text-properties style:use-window-font-color="true" style:font-name="Courier1" fo:font-size="12pt" fo:language="en" fo:country="US" fo:font-weight="normal" style:font-name-asian="Times New Roman" style:font-size-asian="12pt" style:language-asian="en" style:country-asian="US" style:font-weight-asian="normal" style:font-name-complex="Times New Roman" style:font-size-complex="12pt" style:language-complex="en" style:country-complex="US" style:font-weight-complex="normal"/>
    </style:style>
    <style:style style:name="T7" style:family="text">
      <style:text-properties style:use-window-font-color="true" style:font-name="Courier1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style>
    <style:style style:name="T8" style:family="text">
      <style:text-properties style:font-name="Courier"/>
    </style:style>
    <style:style style:name="T9" style:family="text">
      <style:text-properties style:text-position="sub 58%"/>
    </style:style>
    <style:style style:name="T10" style:family="text">
      <style:text-properties style:language-asian="en" style:country-asian="US" style:language-complex="en" style:country-complex="US"/>
    </style:style>
    <style:style style:name="T11" style:family="text">
      <style:text-properties style:use-window-font-color="true" fo:font-size="12pt" fo:language="en" fo:country="US" style:font-name-asian="Times New Roman" style:font-size-asian="12pt" style:font-name-complex="Times New Roman" style:font-size-complex="12pt"/>
    </style:style>
    <style:style style:name="T1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style>
    <style:style style:name="T13" style:family="text">
      <style:text-properties style:font-name="Courier" style:language-asian="en" style:country-asian="US" style:language-complex="en" style:country-complex="US"/>
    </style:style>
    <style:style style:name="T1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5" style:family="text">
      <style:text-properties style:use-window-font-color="true" style:font-name="Courier1" fo:font-size="12pt" fo:language="en" fo:country="US" style:font-name-asian="Times New Roman" style:font-size-asian="12pt" style:font-name-complex="Times New Roman" style:font-size-complex="12pt"/>
    </style:style>
    <style:style style:name="T16" style:family="text">
      <style:text-properties style:font-name="Courier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p to nuts method for producing entropy profiles</text:p>
      <text:list text:style-name="WW8Num1">
        <text:list-item>
          <text:p text:style-name="P2">Define criteria for selecting sample</text:p>
        </text:list-item>
        <text:list-item>
          <text:p text:style-name="P2">Find targets which meet these criteria within the CDA</text:p>
        </text:list-item>
        <text:list-item>
          <text:p text:style-name="P3"><text:span text:style-name="T1">Construct a nebulously named </text:span><text:span text:style-name="T2">targets.list:</text:span></text:p>
        </text:list-item>
      </text:list>
      <text:p text:style-name="P4"># Target Name</text:p>
      <text:p text:style-name="P4"># A620</text:p>
      <text:p text:style-name="P4"># 0123.4+5678</text:p>
      <text:p text:style-name="P5"><text:span text:style-name="T1">feed list to </text:span><text:span text:style-name="T3">CHASER</text:span><text:span text:style-name="T1">; search as ACIS-S + ACIS-I + Grating: NONE + Status: archived; save output as “summary” file sorted by “Target Name”</text:span></text:p>
      <text:list text:style-name="WW8Num1" text:continue-numbering="true">
        <text:list-item>
          <text:p text:style-name="P3"><text:span text:style-name="T1">Run downloaded </text:span><text:span text:style-name="T3">CHASER</text:span><text:span text:style-name="T1"> table through </text:span><text:span text:style-name="T4">make_list.pro</text:span><text:span text:style-name="T1"> to get a </text:span><text:span text:style-name="T2">download.list</text:span></text:p>
        </text:list-item>
        <text:list-item>
          <text:p text:style-name="P3"><text:span text:style-name="T1">Run </text:span><text:span text:style-name="T2">download.list</text:span><text:span text:style-name="T1"> list through </text:span><text:span text:style-name="T4">download.pl</text:span><text:span text:style-name="T1"> to get data products from CDA</text:span></text:p>
        </text:list-item>
        <text:list-item>
          <text:p text:style-name="P3"><text:span text:style-name="T1">Run </text:span><text:span text:style-name="T2">download.list</text:span><text:span text:style-name="T1"> through </text:span><text:span text:style-name="T4">run_colden.pl</text:span><text:span text:style-name="T1"> to get Gal N</text:span><text:span text:style-name="T5">H</text:span><text:span text:style-name="T1"> values</text:span></text:p>
        </text:list-item>
        <text:list-item>
          <text:p text:style-name="P3"><text:span text:style-name="T1">Run </text:span><text:span text:style-name="T2">targets.list</text:span><text:span text:style-name="T1"> through NED via email batch to get redshifts for targets</text:span></text:p>
        </text:list-item>
        <text:list-item>
          <text:p text:style-name="P3"><text:span text:style-name="T1">Create </text:span><text:span text:style-name="T2">reference.list</text:span><text:span text:style-name="T1"> of Name, ObsID, blank X, blank Y, blank R</text:span><text:span text:style-name="T5">max</text:span><text:span text:style-name="T1">, blank counts, redshift, N</text:span><text:span text:style-name="T5">H</text:span><text:span text:style-name="T1">, T</text:span><text:span text:style-name="T5">x</text:span><text:span text:style-name="T1">, Fe, L</text:span><text:span text:style-name="T5">bol</text:span><text:span text:style-name="T1">, blank chipid, blank E</text:span><text:span text:style-name="T5">shifted</text:span><text:span text:style-name="T1"> using </text:span><text:span text:style-name="T4">make_reference.pl</text:span></text:p>
        </text:list-item>
        <text:list-item>
          <text:p text:style-name="P3"><text:span text:style-name="T1">Run emission centroiding script </text:span><text:span text:style-name="T4">cent_emi.pl</text:span><text:span text:style-name="T1"> on </text:span><text:span text:style-name="T2">reference.list</text:span><text:span text:style-name="T1"> to get (X,Y) center for each target</text:span></text:p>
        </text:list-item>
        <text:list-item>
          <text:p text:style-name="P3"><text:span text:style-name="T1">View each target with </text:span><text:span text:style-name="T4">ds9_viewreg.pl</text:span><text:span text:style-name="T1"> to check centroid, find fiducial R</text:span><text:span text:style-name="T5">max</text:span><text:span text:style-name="T1">, and set which chip centroid is located upon.</text:span></text:p>
        </text:list-item>
        <text:list-item>
          <text:p text:style-name="P3"><text:span text:style-name="T1">Adjust shifted E in </text:span><text:span text:style-name="T2">reference.list</text:span><text:span text:style-name="T1"> by running </text:span><text:span text:style-name="T4">e_shift.pl</text:span></text:p>
        </text:list-item>
        <text:list-item>
          <text:p text:style-name="P3"><text:span text:style-name="T1">Use Horner’s thesis to find T</text:span><text:span text:style-name="T5">x</text:span><text:span text:style-name="T1">, Fe, and L</text:span><text:span text:style-name="T5">bol</text:span><text:span text:style-name="T1"> for each target</text:span></text:p>
        </text:list-item>
        <text:list-item>
          <text:p text:style-name="P3"><text:span text:style-name="T1">Find point sources with </text:span><text:span text:style-name="T4">find_pt_src.pl</text:span><text:span text:style-name="T1"> and output </text:span><text:span text:style-name="T2">obsid_exclude.reg</text:span></text:p>
        </text:list-item>
        <text:list-item>
          <text:p text:style-name="P3"><text:span text:style-name="T1">View pt src mask with </text:span><text:span text:style-name="T6">ds9_viewreg.pl</text:span></text:p>
        </text:list-item>
        <text:list-item>
          <text:p text:style-name="P3"><text:span text:style-name="T1">Run </text:span><text:span text:style-name="T7">edit_bad_ptsrc.pl </text:span><text:span text:style-name="T1">if needed for “nan” or “0,-0” entries</text:span></text:p>
        </text:list-item>
        <text:list-item>
          <text:p text:style-name="P3"><text:span text:style-name="T1">Run </text:span><text:span text:style-name="T4">reprocess.pl</text:span><text:span text:style-name="T1"> to create new </text:span><text:span text:style-name="T2">bpix, evt1, evt2, clean, exclude, deep bgd, </text:span><text:span text:style-name="T1">and</text:span><text:span text:style-name="T2"> alt deep bgd</text:span></text:p>
        </text:list-item>
        <text:list-item>
          <text:p text:style-name="P3"><text:span text:style-name="T1">Check light curves for flares or need for higher mean rate using </text:span><text:span text:style-name="T4">view_ltcrv.pro</text:span></text:p>
        </text:list-item>
        <text:list-item>
          <text:p text:style-name="P3"><text:span text:style-name="T1">Create exposure maps using </text:span><text:span text:style-name="T4">expmap.pl</text:span></text:p>
        </text:list-item>
        <text:list-item>
          <text:p text:style-name="P2">Create cumulative profile with <text:span text:style-name="T8">make_cumprof.pl</text:span> using fiducial R<text:span text:style-name="T9">max</text:span></text:p>
        </text:list-item>
        <text:list-item>
          <text:p text:style-name="P6"><text:span text:style-name="T10">Determine minimum # of cts from cumulative profile</text:span></text:p>
        </text:list-item>
        <text:list-item>
          <text:p text:style-name="P2"><text:span text:style-name="T11">View cumulative profile with </text:span><text:span text:style-name="T8">view_cumprof.pl</text:span></text:p>
        </text:list-item>
        <text:list-item>
          <text:p text:style-name="P2">Run <text:span text:style-name="T8">find_rmax.pl</text:span> to determine where sbr = bgd sbr and set answer as new R<text:span text:style-name="T9">max</text:span> in ref list</text:p>
        </text:list-item>
        <text:list-item>
          <text:p text:style-name="P3"><text:span text:style-name="T12">Run </text:span><text:span text:style-name="T7">addbg_rm_pt_src.pl</text:span><text:span text:style-name="T12"> to remove pt srcs from off-aimpoint chip.</text:span></text:p>
        </text:list-item>
        <text:list-item>
          <text:p text:style-name="P3"><text:span text:style-name="T1">Check observation bgd rate with deep bgd rate in the 9-12 keV and 0.3-2.0 keV bands using </text:span><text:span text:style-name="T4">bgd_ratio.pl</text:span></text:p>
        </text:list-item>
        <text:list-item>
          <text:p text:style-name="P3"><text:span text:style-name="T12">Make histogram of bgd ratios with </text:span><text:span text:style-name="T7">bgd_histo.pro</text:span></text:p>
        </text:list-item>
        <text:list-item>
          <text:p text:style-name="P3"><text:span text:style-name="T11">Compare bgds with </text:span><text:span text:style-name="T4">plot_src_bgd.pl</text:span></text:p>
        </text:list-item>
        <text:list-item>
          <text:p text:style-name="P6">Run <text:span text:style-name="T13">fit_sofex.pl </text:span>to fit the soft residuals of each obs</text:p>
        </text:list-item>
        <text:list-item>
          <text:p text:style-name="P6">Construct desired regions with <text:span text:style-name="T8">make_annuli_reg.pro</text:span></text:p>
        </text:list-item>
        <text:list-item>
          <text:p text:style-name="P3"><text:span text:style-name="T1">Extract spectra for desired regions using </text:span><text:span text:style-name="T4">extract_spectra.pl</text:span></text:p>
        </text:list-item>
        <text:list-item>
          <text:p text:style-name="P3"><text:span text:style-name="T1">Adjust BACKSCAL for each spectra based upon results of </text:span><text:span text:style-name="T4">bgd_ratio.pl</text:span><text:span text:style-name="T1"> by using </text:span><text:span text:style-name="T4">adj_backscal.pl</text:span></text:p>
        </text:list-item>
        <text:list-item>
          <text:p text:style-name="P3"><text:span text:style-name="T1">Fit spectra using combinations of </text:span><text:span text:style-name="T4">fit_projected.pl, fit_custom.pl, fit_simulta.pl, fit_sim_spec.pl</text:span></text:p>
        </text:list-item>
        <text:list-item>
          <text:p text:style-name="P3"><text:span text:style-name="T12">Run </text:span><text:span text:style-name="T7">sys_plots.pro</text:span></text:p>
        </text:list-item>
        <text:list-item>
          <text:p text:style-name="P3"><text:span text:style-name="T12">Run </text:span><text:span text:style-name="T7">get_extra_info.pl </text:span><text:span text:style-name="T12">on reference lists to get Lbol, R12, R45, R67, RA, Dec, etc.</text:span></text:p>
        </text:list-item>
        <text:list-item>
          <text:p text:style-name="P3"><text:span text:style-name="T14">Create a configuration file to use in deprojection with </text:span><text:span text:style-name="T15">make_config.pl</text:span></text:p>
        </text:list-item>
        <text:list-item>
          <text:p text:style-name="P3"><text:span text:style-name="T14">Fit deprojected spectra with </text:span><text:span text:style-name="T15">fit_1tdeproj.pl</text:span></text:p>
        </text:list-item>
        <text:list-item>
          <text:p text:style-name="P3"><text:span text:style-name="T14">Create entropy profiles with </text:span><text:span text:style-name="T15">run_kfit.pro</text:span><text:span text:style-name="T14"> and </text:span><text:span text:style-name="T15">kfitter.pro</text:span></text:p>
        </text:list-item>
        <text:list-item>
          <text:p text:style-name="P7">Plot entropy, density, and mass with <text:span text:style-name="T16">splots.pr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merican Typewriter Light" svg:font-family="'American Typewriter Light'" style:font-pitch="variable"/>
    <style:font-face style:name="Courier" svg:font-family="Courier, 'Courier New'" style:font-pitch="variable"/>
    <style:font-face style:name="MS Mincho" svg:font-family="'MS Mincho'" style:font-pitch="variable"/>
    <style:font-face style:name="Tahoma1" svg:font-family="Tahoma" style:font-pitch="variable"/>
    <style:font-face style:name="Courier1" svg:font-family="Courier, 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cript" style:family="paragraph" style:parent-style-name="Standard" style:list-style-name="WW8Num1">
      <style:paragraph-properties fo:margin-left="-0.75in" fo:margin-right="0in" fo:text-indent="0in" style:auto-text-indent="false"/>
    </style:style>
    <style:style style:name="script2" style:family="paragraph" style:parent-style-name="Standard" style:list-style-name="WW8Num1">
      <style:paragraph-properties fo:margin-left="-0.75in" fo:margin-right="0in" fo:text-indent="0in" style:auto-text-indent="false"/>
      <style:text-properties style:font-name="Courier"/>
    </style:style>
    <style:style style:name="filename" style:family="paragraph" style:parent-style-name="Standard" style:list-style-name="WW8Num1">
      <style:paragraph-properties fo:margin-left="-0.75in" fo:margin-right="0in" fo:text-indent="0in" style:auto-text-indent="false"/>
      <style:text-properties style:font-name="American Typewriter Light" fo:font-size="11pt" fo:font-weight="bold" style:font-size-asian="11pt" style:font-weight-asian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dc:title>Soup to Nuts method for ME sample:</dc:title>
    <meta:creation-date>2006-09-21T13:15:00</meta:creation-date>
    <dc:creator>Kenneth Cavagnolo</dc:creator>
    <dc:date>2007-05-25T12:27:01</dc:date>
    <meta:printed-by>Kenneth Cavagnolo</meta:printed-by>
    <meta:print-date>2007-05-25T12:26:56</meta:print-date>
    <dc:language>en-US</dc:language>
    <meta:editing-cycles>12</meta:editing-cycles>
    <meta:editing-duration>PT53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2" meta:word-count="440" meta:character-count="2654"/>
  </office:meta>
</office:document-meta>
</file>